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B000002030126D0F86B35488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612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613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95cm" fo:min-width="2.6cm"/>
    </style:style>
    <style:style style:name="gr4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cm" fo:min-width="2.6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 fo:min-height="0.95cm" fo:min-width="2.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2.9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/>
    </style:style>
    <style:style style:name="gr12" style:family="graphic" style:parent-style-name="objectwithoutfill">
      <style:graphic-properties svg:stroke-width="0.081cm" svg:stroke-color="#dd481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>
      <style:graphic-properties style:protect="size"/>
    </style:style>
    <style:style style:name="gr14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標準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  <style:text-properties style:font-name="Noto Sans Mono CJK JP Regula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oto Sans Mono CJK JP Regular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dd4814" fo:font-size="14pt"/>
    </style:style>
    <style:style style:name="P7" style:family="paragraph">
      <loext:graphic-properties draw:fill="none" draw:fill-color="#ffffff"/>
      <style:text-properties fo:color="#c5000b" fo:font-size="14pt" fo:font-weight="bold"/>
    </style:style>
    <style:style style:name="P8" style:family="paragraph">
      <loext:graphic-properties draw:fill="none" draw:fill-color="#ffffff"/>
    </style:style>
    <style:style style:name="P9" style:family="paragraph">
      <style:text-properties fo:color="#dd4814"/>
    </style:style>
    <style:style style:name="P10" style:family="paragraph">
      <loext:graphic-properties draw:fill="solid" draw:fill-color="#ffffff" draw:opacity="70%"/>
      <style:text-properties fo:color="#dd4814"/>
    </style:style>
    <style:style style:name="P11" style:family="paragraph">
      <loext:graphic-properties draw:fill-color="#ffffff"/>
    </style:style>
    <style:style style:name="T1" style:family="text">
      <style:text-properties style:font-name="Noto Sans Mono CJK JP Regula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Noto Sans Mono CJK JP Regular" fo:font-size="18pt" fo:font-style="normal" fo:text-shadow="none" style:text-underline-style="none" fo:font-weight="normal" style:letter-kerning="true" style:font-name-asian="IPA Pゴシック" style:font-size-asian="18pt" style:font-style-asian="normal" style:font-weight-asian="normal" style:font-name-complex="TakaoPGothic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dd4814" fo:font-size="14pt"/>
    </style:style>
    <style:style style:name="T4" style:family="text">
      <style:text-properties fo:color="#c5000b" fo:font-size="14pt" fo:font-weight="bold"/>
    </style:style>
    <style:style style:name="T5" style:family="text">
      <style:text-properties fo:color="#dd4814" fo:font-size="14pt" fo:font-weight="bold"/>
    </style:style>
    <style:style style:name="T6" style:family="text">
      <style:text-properties fo:color="#c5000b"/>
    </style:style>
    <style:style style:name="T7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g>
          <draw:custom-shape draw:style-name="gr1" draw:text-style-name="P2" xml:id="id15" draw:id="id15" draw:layer="layout" svg:width="3.112cm" svg:height="1.2cm" svg:x="0.7cm" svg:y="6.4cm">
            <text:p text:style-name="P1"><text:span text:style-name="T1">meta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6" draw:id="id16" draw:layer="layout" svg:width="3.113cm" svg:height="1.2cm" svg:x="3.996cm" svg:y="6.4cm">
            <text:p text:style-name="P1"><text:span text:style-name="T1">s</text:span><text:span text:style-name="T1">c</text:span><text:span text:style-name="T1">r</text:span><text:span text:style-name="T1">i</text:span><text:span text:style-name="T1">p</text:span><text:span text:style-name="T1">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2" xml:id="id17" draw:id="id17" draw:layer="layout" svg:width="3.113cm" svg:height="1.2cm" svg:x="7.291cm" svg:y="6.4cm">
            <text:p text:style-name="P1"><text:span text:style-name="T1">l</text:span><text:span text:style-name="T1">i</text:span><text:span text:style-name="T1">n</text:span><text:span text:style-name="T1">k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8" draw:id="id18" draw:layer="layout" svg:width="3.112cm" svg:height="1.2cm" svg:x="10.588cm" svg:y="6.4cm">
            <text:p text:style-name="P1"><text:span text:style-name="T1">sty</text:span><text:span text:style-name="T1">le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10" draw:id="id10" draw:layer="layout" svg:width="3.1cm" svg:height="1.2cm" svg:x="10.6cm" svg:y="13.6cm">
            <text:p text:style-name="P1"><text:span text:style-name="T1">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1" draw:id="id11" draw:layer="layout" svg:width="3.1cm" svg:height="1.2cm" svg:x="13.9cm" svg:y="13.6cm">
            <text:p text:style-name="P1"><text:span text:style-name="T1">t</text:span><text:span text:style-name="T1">a</text:span><text:span text:style-name="T1">b</text:span><text:span text:style-name="T1">l</text:span><text:span text:style-name="T1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12" draw:id="id12" draw:layer="layout" svg:width="3.1cm" svg:height="1.2cm" svg:x="17.2cm" svg:y="13.6cm">
            <text:p text:style-name="P1"><text:span text:style-name="T1">sp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9" draw:id="id9" draw:layer="layout" svg:width="3.1cm" svg:height="1.2cm" svg:x="7.3cm" svg:y="13.6cm">
            <text:p text:style-name="P1"><text:span text:style-name="T1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5" draw:id="id5" draw:layer="layout" svg:width="3.1cm" svg:height="1.2cm" svg:x="12.5cm" svg:y="8.8cm">
            <text:p text:style-name="P1"><text:span text:style-name="T1">di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6" draw:id="id6" draw:layer="layout" svg:width="3.1cm" svg:height="1.2cm" svg:x="15.9cm" svg:y="8.8cm">
            <text:p text:style-name="P1"><text:span text:style-name="T1">di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8" draw:id="id8" draw:layer="layout" svg:width="3.1cm" svg:height="1.2cm" svg:x="24.1cm" svg:y="8.8cm">
            <text:p text:style-name="P1"><text:span text:style-name="T1">di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2" draw:id="id2" draw:layer="layout" svg:width="3.1cm" svg:height="1.2cm" svg:x="15.8cm" svg:y="6.4cm">
            <text:p text:style-name="P1"><text:span text:style-name="T1">d</text:span><text:span text:style-name="T1">i</text:span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3" draw:id="id3" draw:layer="layout" svg:width="3.1cm" svg:height="1.2cm" svg:x="19.2cm" svg:y="6.4cm">
            <text:p text:style-name="P1"><text:span text:style-name="T1">div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4" draw:id="id4" draw:layer="layout" svg:width="3.1cm" svg:height="1.2cm" svg:x="22.5cm" svg:y="6.4cm">
            <text:p text:style-name="P1"><text:span text:style-name="T1">div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4" draw:id="id14" draw:layer="layout" svg:width="3.112cm" svg:height="1.2cm" svg:x="7.3cm" svg:y="4cm">
            <text:p text:style-name="P1"><text:span text:style-name="T1">h</text:span><text:span text:style-name="T1">e</text:span><text:span text:style-name="T1">a</text:span><text:span text:style-name="T1">d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" draw:id="id1" draw:layer="layout" svg:width="3.112cm" svg:height="1.2cm" svg:x="19.2cm" svg:y="4cm">
            <text:p text:style-name="P1"><text:span text:style-name="T1">body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2" xml:id="id19" draw:id="id19" draw:layer="layout" svg:width="3.112cm" svg:height="1.2cm" svg:x="13cm" svg:y="1.6cm">
            <text:p text:style-name="P1"><text:span text:style-name="T1">html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xml:id="id7" draw:id="id7" draw:layer="layout" svg:width="3.1cm" svg:height="1.2cm" svg:x="20.8cm" svg:y="8.8cm">
            <text:p text:style-name="P1"><text:span text:style-name="T1">di</text:span><text:span text:style-name="T1">v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4" xml:id="id13" draw:id="id13" draw:layer="layout" svg:width="3.1cm" svg:height="1.2cm" svg:x="24.1cm" svg:y="11.2cm">
            <text:p text:style-name="P3"><text:span text:style-name="T2">tabl</text:span><text:span text:style-name="T2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20.756cm" svg:y1="5.2cm" svg:x2="17.35cm" svg:y2="6.4cm" draw:start-shape="id1" draw:start-glue-point="2" draw:end-shape="id2" draw:end-glue-point="0" svg:d="M20756 5200l-3406 1200" svg:viewBox="0 0 3407 1201">
            <text:p/>
          </draw:connector>
          <draw:connector draw:style-name="gr5" draw:text-style-name="P5" draw:layer="layout" draw:type="line" svg:x1="20.756cm" svg:y1="5.2cm" svg:x2="20.75cm" svg:y2="6.4cm" draw:start-shape="id1" draw:start-glue-point="2" draw:end-shape="id3" draw:end-glue-point="0" svg:d="M20756 5200l-6 1200" svg:viewBox="0 0 7 1201">
            <text:p/>
          </draw:connector>
          <draw:connector draw:style-name="gr5" draw:text-style-name="P5" draw:layer="layout" draw:type="line" svg:x1="20.756cm" svg:y1="5.2cm" svg:x2="24.05cm" svg:y2="6.4cm" draw:start-shape="id1" draw:start-glue-point="2" draw:end-shape="id4" draw:end-glue-point="0" svg:d="M20756 5200l3294 1200" svg:viewBox="0 0 3295 1201">
            <text:p/>
          </draw:connector>
          <draw:connector draw:style-name="gr5" draw:text-style-name="P5" draw:layer="layout" draw:type="line" svg:x1="17.35cm" svg:y1="7.6cm" svg:x2="14.05cm" svg:y2="8.8cm" draw:start-shape="id2" draw:start-glue-point="2" draw:end-shape="id5" draw:end-glue-point="0" svg:d="M17350 7600l-3300 1200" svg:viewBox="0 0 3301 1201">
            <text:p/>
          </draw:connector>
          <draw:connector draw:style-name="gr5" draw:text-style-name="P5" draw:layer="layout" draw:type="line" svg:x1="17.35cm" svg:y1="7.6cm" svg:x2="17.45cm" svg:y2="8.8cm" draw:start-shape="id2" draw:start-glue-point="2" draw:end-shape="id6" draw:end-glue-point="0" svg:d="M17350 7600l100 1200" svg:viewBox="0 0 101 1201">
            <text:p/>
          </draw:connector>
          <draw:connector draw:style-name="gr5" draw:text-style-name="P5" draw:layer="layout" draw:type="line" svg:x1="24.05cm" svg:y1="7.6cm" svg:x2="22.35cm" svg:y2="8.8cm" draw:start-shape="id4" draw:start-glue-point="2" draw:end-shape="id7" draw:end-glue-point="0" svg:d="M24050 7600l-1700 1200" svg:viewBox="0 0 1701 1201">
            <text:p/>
          </draw:connector>
          <draw:connector draw:style-name="gr5" draw:text-style-name="P5" draw:layer="layout" draw:type="line" svg:x1="24.05cm" svg:y1="7.6cm" svg:x2="25.65cm" svg:y2="8.8cm" draw:start-shape="id4" draw:start-glue-point="2" draw:end-shape="id8" draw:end-glue-point="0" svg:d="M24050 7600l1600 1200" svg:viewBox="0 0 1601 1201">
            <text:p/>
          </draw:connector>
          <draw:connector draw:style-name="gr5" draw:text-style-name="P5" draw:layer="layout" draw:type="line" svg:x1="14.05cm" svg:y1="10cm" svg:x2="8.85cm" svg:y2="13.6cm" draw:start-shape="id5" draw:start-glue-point="2" draw:end-shape="id9" draw:end-glue-point="0" svg:d="M14050 10000l-5200 3600" svg:viewBox="0 0 5201 3601">
            <text:p/>
          </draw:connector>
          <draw:connector draw:style-name="gr5" draw:text-style-name="P5" draw:layer="layout" draw:type="line" svg:x1="14.05cm" svg:y1="10cm" svg:x2="12.15cm" svg:y2="13.6cm" draw:start-shape="id5" draw:start-glue-point="2" draw:end-shape="id10" draw:end-glue-point="0" svg:d="M14050 10000l-1900 3600" svg:viewBox="0 0 1901 3601">
            <text:p/>
          </draw:connector>
          <draw:connector draw:style-name="gr5" draw:text-style-name="P5" draw:layer="layout" draw:type="line" svg:x1="14.05cm" svg:y1="10cm" svg:x2="15.45cm" svg:y2="13.6cm" draw:start-shape="id5" draw:start-glue-point="2" draw:end-shape="id11" draw:end-glue-point="0" svg:d="M14050 10000l1400 3600" svg:viewBox="0 0 1401 3601">
            <text:p/>
          </draw:connector>
          <draw:connector draw:style-name="gr5" draw:text-style-name="P5" draw:layer="layout" draw:type="line" svg:x1="14.05cm" svg:y1="10cm" svg:x2="18.75cm" svg:y2="13.6cm" draw:start-shape="id5" draw:start-glue-point="2" draw:end-shape="id12" draw:end-glue-point="0" svg:d="M14050 10000l4700 3600" svg:viewBox="0 0 4701 3601">
            <text:p/>
          </draw:connector>
          <draw:custom-shape draw:style-name="gr6" draw:text-style-name="P2" draw:layer="layout" svg:width="3.1cm" svg:height="1.2cm" svg:x="12cm" svg:y="11.2cm">
            <text:p text:style-name="P1"><text:span text:style-name="T1">div</text:span></text:p>
            <draw:enhanced-geometry svg:viewBox="0 0 21600 21600" draw:type="rectangle" draw:enhanced-path="M 0 0 L 21600 0 21600 21600 0 21600 0 0 Z N"/>
          </draw:custom-shape>
          <draw:connector draw:style-name="gr5" draw:text-style-name="P5" draw:layer="layout" draw:type="line" svg:x1="25.65cm" svg:y1="10cm" svg:x2="25.65cm" svg:y2="11.2cm" draw:start-shape="id8" draw:start-glue-point="2" draw:end-shape="id13" draw:end-glue-point="0" svg:d="M25650 10000v1200" svg:viewBox="0 0 1 1201">
            <text:p/>
          </draw:connector>
          <draw:connector draw:style-name="gr5" draw:text-style-name="P5" draw:layer="layout" draw:type="line" svg:x1="8.856cm" svg:y1="5.2cm" svg:x2="2.256cm" svg:y2="6.4cm" draw:start-shape="id14" draw:start-glue-point="2" draw:end-shape="id15" draw:end-glue-point="0" svg:d="M8856 5200l-6600 1200" svg:viewBox="0 0 6601 1201">
            <text:p/>
          </draw:connector>
          <draw:connector draw:style-name="gr5" draw:text-style-name="P5" draw:layer="layout" draw:type="line" svg:x1="8.856cm" svg:y1="5.2cm" svg:x2="5.552cm" svg:y2="6.4cm" draw:start-shape="id14" draw:start-glue-point="2" draw:end-shape="id16" draw:end-glue-point="0" svg:d="M8856 5200l-3304 1200" svg:viewBox="0 0 3305 1201">
            <text:p/>
          </draw:connector>
          <draw:connector draw:style-name="gr5" draw:text-style-name="P5" draw:layer="layout" draw:type="line" svg:x1="8.856cm" svg:y1="5.2cm" svg:x2="8.847cm" svg:y2="6.4cm" draw:start-shape="id14" draw:start-glue-point="2" draw:end-shape="id17" draw:end-glue-point="0" svg:d="M8856 5200l-9 1200" svg:viewBox="0 0 10 1201">
            <text:p/>
          </draw:connector>
          <draw:connector draw:style-name="gr5" draw:text-style-name="P5" draw:layer="layout" draw:type="line" svg:x1="8.856cm" svg:y1="5.2cm" svg:x2="12.144cm" svg:y2="6.4cm" draw:start-shape="id14" draw:start-glue-point="2" draw:end-shape="id18" draw:end-glue-point="0" svg:d="M8856 5200l3288 1200" svg:viewBox="0 0 3289 1201">
            <text:p/>
          </draw:connector>
          <draw:connector draw:style-name="gr5" draw:text-style-name="P5" draw:layer="layout" draw:type="line" svg:x1="14.556cm" svg:y1="2.8cm" svg:x2="8.856cm" svg:y2="4cm" draw:start-shape="id19" draw:start-glue-point="2" draw:end-shape="id14" draw:end-glue-point="0" svg:d="M14556 2800l-5700 1200" svg:viewBox="0 0 5701 1201">
            <text:p/>
          </draw:connector>
          <draw:connector draw:style-name="gr5" draw:text-style-name="P5" draw:layer="layout" draw:type="line" svg:x1="14.556cm" svg:y1="2.8cm" svg:x2="20.756cm" svg:y2="4cm" draw:start-shape="id19" draw:start-glue-point="2" draw:end-shape="id1" draw:end-glue-point="0" svg:d="M14556 2800l6200 1200" svg:viewBox="0 0 6201 1201">
            <text:p/>
          </draw:connector>
          <draw:frame draw:style-name="gr7" draw:text-style-name="P6" draw:layer="layout" svg:width="5.102cm" svg:height="0.806cm" svg:x="16.998cm" svg:y="2.1cm">
            <draw:text-box>
              <text:p><text:span text:style-name="T3">XPATH </text:span><text:span text:style-name="T3">without ID</text:span></text:p>
            </draw:text-box>
          </draw:frame>
          <draw:custom-shape draw:style-name="gr3" draw:text-style-name="P2" xml:id="id20" draw:id="id20" draw:layer="layout" svg:width="3.1cm" svg:height="1.2cm" svg:x="20.8cm" svg:y="11.2cm">
            <text:p text:style-name="P1"><text:span text:style-name="T1">h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5" draw:text-style-name="P5" draw:layer="layout" draw:type="line" svg:x1="22.35cm" svg:y1="10cm" svg:x2="22.35cm" svg:y2="11.2cm" draw:start-shape="id7" draw:end-shape="id20" draw:end-glue-point="0" svg:d="M22350 10000v1200" svg:viewBox="0 0 1 1201">
            <text:p/>
          </draw:connector>
          <draw:frame draw:style-name="gr8" draw:text-style-name="P7" draw:layer="layout" svg:width="1.742cm" svg:height="0.806cm" svg:x="20.2cm" svg:y="10.594cm">
            <draw:text-box>
              <text:p><text:span text:style-name="T4">class</text:span></text:p>
            </draw:text-box>
          </draw:frame>
          <draw:frame draw:style-name="gr8" draw:text-style-name="P7" draw:layer="layout" svg:width="1.742cm" svg:height="0.806cm" svg:x="6.658cm" svg:y="13cm">
            <draw:text-box>
              <text:p><text:span text:style-name="T4">class</text:span></text:p>
            </draw:text-box>
          </draw:frame>
          <draw:frame draw:style-name="gr9" draw:text-style-name="P7" draw:layer="layout" svg:width="1.217cm" svg:height="0.806cm" svg:x="15.958cm" svg:y="13.5cm">
            <draw:text-box>
              <text:p><text:span text:style-name="T4">id1</text:span></text:p>
            </draw:text-box>
          </draw:frame>
          <draw:frame draw:style-name="gr9" draw:text-style-name="P7" draw:layer="layout" svg:width="1.217cm" svg:height="0.806cm" svg:x="26.183cm" svg:y="11.094cm">
            <draw:text-box>
              <text:p><text:span text:style-name="T5">id2</text:span></text:p>
            </draw:text-box>
          </draw:frame>
          <draw:frame draw:style-name="gr10" draw:text-style-name="P8" draw:layer="layout" svg:width="4.256cm" svg:height="0.962cm" svg:x="13.344cm" svg:y="14.8cm">
            <draw:text-box>
              <text:p>//*[@id="<text:span text:style-name="T6">i</text:span><text:span text:style-name="T6">d1</text:span>"]</text:p>
            </draw:text-box>
          </draw:frame>
          <draw:frame draw:style-name="gr11" draw:text-style-name="P10" draw:layer="layout" svg:width="7.936cm" svg:height="0.962cm" svg:x="14.7cm" svg:y="12.6cm">
            <draw:text-box>
              <text:p text:style-name="P9">/html/body/div/div/<text:span text:style-name="T7">di</text:span><text:span text:style-name="T7">v/</text:span>table</text:p>
            </draw:text-box>
          </draw:frame>
          <draw:polyline draw:style-name="gr12" draw:text-style-name="P5" draw:layer="layout" svg:width="5.769cm" svg:height="11.301cm" draw:transform="rotate (-0.21868975527489) translate (14.7201473303681cm 2.16000915920227cm)" svg:viewBox="0 0 5770 11302" draw:points="1106,0 5423,65 5770,1627 2213,4057 0,7007 2798,11302">
            <text:p/>
          </draw:polyline>
        </draw:g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>
        <draw:frame draw:style-name="gr14" draw:text-style-name="P1" draw:layer="layout" svg:width="26.696cm" svg:height="14.162cm" svg:x="0.702cm" svg:y="1.6cm">
          <draw:image xlink:href="Pictures/10000201000003CB000002030126D0F86B35488E.png" xlink:type="simple" xlink:show="embed" xlink:actuate="onLoad">
            <text:p/>
          </draw:image>
        </draw:fram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oto Sans Mono CJK JP Regular" svg:font-family="'Noto Sans Mono CJK JP Regular'" style:font-family-generic="swiss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23:02:39.499886548</meta:creation-date>
    <dc:date>2018-12-29T00:10:45.239584516</dc:date>
    <meta:editing-duration>PT18M32S</meta:editing-duration>
    <meta:editing-cycles>5</meta:editing-cycles>
    <meta:generator>LibreOffice/5.1.6.2$Linux_X86_64 LibreOffice_project/10m0$Build-2</meta:generator>
    <meta:document-statistic meta:object-count="75"/>
  </office:meta>
</office:document-meta>
</file>